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100000022000000104C59F25D.png" manifest:media-type="image/png"/>
  <manifest:file-entry manifest:full-path="Object 1/Pictures/2000006100000A810000063D715849D0.svm" manifest:media-type="image/x-svm"/>
  <manifest:file-entry manifest:full-path="Object 1/Pictures/20000012000003740000018F58C5E211.svm" manifest:media-type="image/x-svm"/>
  <manifest:file-entry manifest:full-path="Object 1/Pictures/100000010000002200000010702A372D.png" manifest:media-type="image/png"/>
  <manifest:file-entry manifest:full-path="Object 1/Pictures/10000001000000670000003D6935AFFE.png" manifest:media-type="image/png"/>
  <manifest:file-entry manifest:full-path="Object 1/Pictures/20000012000003740000018F15B55267.svm" manifest:media-type="image/x-svm"/>
  <manifest:file-entry manifest:full-path="Object 1/Pictures/1000000100000022000000108902AFE0.png" manifest:media-type="image/png"/>
  <manifest:file-entry manifest:full-path="Object 1/Pictures/20000012000003740000018FEF79AA25.svm" manifest:media-type="image/x-svm"/>
  <manifest:file-entry manifest:full-path="Object 1/Pictures/10000001000002000000020033F46F3D.png" manifest:media-type="image/png"/>
  <manifest:file-entry manifest:full-path="Object 1/Pictures/1000000000000200000001E5349F75C8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100000001004C484BDA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 U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 U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Groceries&quot;;&quot;&quot;;&quot;Utilities&quot;;&quot;&quot;;&quot;Entertainment&quot;)" table:allow-empty-cell="true" table:display-list="unsorted" table:base-cell-address="Sheet1.H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ce2"/>
        <table:table-column table:style-name="co1" table:default-cell-style-name="ce9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  <table:table-cell table:style-name="ce4" office:value-type="string" calcext:value-type="string">
            <text:p>T-Groceries</text:p>
          </table:table-cell>
          <table:table-cell table:style-name="ce4" office:value-type="string" calcext:value-type="string">
            <text:p>T-Utilities</text:p>
          </table:table-cell>
          <table:table-cell table:style-name="ce4" office:value-type="string" calcext:value-type="string">
            <text:p>T-Entertainment</text:p>
          </table:table-cell>
          <table:table-cell table:style-name="ce4" office:value-type="string" calcext:value-type="string">
            <text:p>Total Cost</text:p>
          </table:table-cell>
          <table:table-cell table:style-name="ce5" table:content-validation-name="val1"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Milk</text:p>
          </table:table-cell>
          <table:table-cell office:value-type="float" office:value="20" calcext:value-type="float">
            <text:p>20</text:p>
          </table:table-cell>
          <table:table-cell table:formula="of:=SUMIF([.A2:.A7]; &quot;groceries&quot;; [.C2:.C7])" office:value-type="float" office:value="30" calcext:value-type="float">
            <text:p>30</text:p>
          </table:table-cell>
          <table:table-cell table:formula="of:=SUMIF([.A2:.A7]; &quot;Utilities&quot;; [.C2:.C7])" office:value-type="float" office:value="80" calcext:value-type="float">
            <text:p>80</text:p>
          </table:table-cell>
          <table:table-cell table:formula="of:=SUMIF([.A2:.A7]; &quot;entertainment&quot;; [.C2:.C7])" office:value-type="float" office:value="55" calcext:value-type="float">
            <text:p>55</text:p>
          </table:table-cell>
          <table:table-cell table:formula="of:=SUM([.D2:.F2])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Electricit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Internet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Movie Ticket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Game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Groceries</text:p>
          </table:table-cell>
          <table:table-cell table:formula="of:=SUMIF([Sheet1.A2:.A7];[Sheet1.A2];[Sheet1.C2:.C7])/[Sheet1.G2]*100" office:value-type="float" office:value="18.1818181818182" calcext:value-type="float">
            <text:p>18.18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table:formula="of:=SUMIF([Sheet1.A2:.A7]; [Sheet1.A4]; [Sheet1.C2:.C7]) / [Sheet1.G2] * 100" office:value-type="float" office:value="48.4848484848485" calcext:value-type="float">
            <text:p>48.48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table:formula="of:=SUMIF([Sheet1.A2:.A7]; [Sheet1.A6]; [Sheet1.C2:.C7]) / [Sheet1.G2] * 100" office:value-type="float" office:value="33.3333333333333" calcext:value-type="float">
            <text:p>33.3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draw:z-index="0" draw:style-name="gr1" draw:text-style-name="P1" svg:width="6.9917in" svg:height="4.7787in" svg:x="0.087in" svg:y="0.1669in">
              <draw:object draw:notify-on-update-of-ranges="Sheet2.A1:Sheet2.A3 Sheet2.B1:Sheet2.B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4" table:style-name="ta1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>
            <draw:frame draw:z-index="0" draw:name="Groceries" draw:style-name="gr1" draw:text-style-name="P1" svg:width="6.2547in" svg:height="3.5449in" svg:x="0.4988in" svg:y="0.1677in">
              <draw:object draw:notify-on-update-of-ranges="Sheet2.A1:Sheet2.A3 Sheet2.B1:Sheet2.B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3:16:36.109026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0:15:42.676694374</meta:creation-date>
    <dc:date>2025-02-03T13:20:28.352249005</dc:date>
    <meta:editing-duration>PT1H3M44S</meta:editing-duration>
    <meta:editing-cycles>9</meta:editing-cycles>
    <meta:generator>LibreOffice/24.8.4.2$Linux_X86_64 LibreOffice_project/480$Build-2</meta:generator>
    <meta:document-statistic meta:table-count="4" meta:cell-count="3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-color="#55308d"/>
    </style:style>
    <style:style style:name="ch2" style:family="chart">
      <style:chart-properties chart:include-hidden-cells="fals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 dr3d:edge-rounding="5%"/>
      <style:text-properties fo:color="#ffffff" fo:font-size="10pt" fo:text-shadow="1pt 1pt" style:font-size-asian="10pt" style:font-size-complex="10pt"/>
    </style:style>
    <style:style style:name="ch7" style:family="chart">
      <style:chart-properties chart:solid-type="cuboid" chart:data-label-number="none" chart:data-label-text="false" chart:data-label-symbol="false" chart:data-label-series="false"/>
      <style:graphic-properties draw:fill-color="#ff0000"/>
    </style:style>
    <style:style style:name="ch8" style:family="chart">
      <style:chart-properties chart:solid-type="cuboid" chart:data-label-number="none" chart:data-label-text="false" chart:data-label-symbol="false" chart:data-label-series="false"/>
      <style:graphic-properties draw:fill-color="#00a933"/>
    </style:style>
    <style:style style:name="ch9" style:family="chart">
      <style:chart-properties chart:solid-type="cuboid" chart:data-label-number="none" chart:data-label-text="false" chart:data-label-symbol="false" chart:data-label-series="false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draw:stroke="none" draw:fill="none" draw:fill-color="#ffffff" loext:fill-use-slide-background="false" draw:opacity="34%" style:repeat="stretch" draw:fill-image-ref-point-x="0%" draw:fill-image-ref-point-y="0%" draw:fill-image-ref-point="center" draw:textarea-horizontal-align="center" draw:textarea-vertical-align="middle" draw:auto-grow-height="true" draw:auto-grow-width="true" fo:min-height="0.477cm" fo:min-width="1.665cm" fo:padding-top="0.203cm" fo:padding-bottom="0.406cm" fo:padding-left="0.457cm" fo:padding-right="0.406cm" draw:shadow-opacity="34%" loext:decorative="false"/>
      <style:paragraph-properties style:writing-mode="lr-tb"/>
    </style:style>
    <style:style style:name="gr3" style:family="graphic">
      <style:graphic-properties draw:stroke="none" draw:fill="none" draw:fill-color="#729fcf" draw:gradient-step-count="0" loext:fill-use-slide-background="false" draw:textarea-horizontal-align="center" draw:textarea-vertical-align="middle" draw:auto-grow-height="true" draw:auto-grow-width="true" fo:min-height="0.477cm" fo:min-width="2.982cm" loext:decorative="false"/>
      <style:paragraph-properties style:writing-mode="lr-tb"/>
    </style:style>
    <style:style style:name="gr4" style:family="graphic">
      <style:graphic-properties draw:stroke="none" draw:fill="none" draw:fill-color="#ffffff" loext:fill-use-slide-backgroun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fo:min-height="0.477cm" fo:min-width="1.90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opacity="34%" style:repeat="stretch" draw:fill-image-ref-point-x="0%" draw:fill-image-ref-point-y="0%" draw:fill-image-ref-point="center"/>
      <style:text-properties fo:font-family="Albany" style:font-family-generic="roman" style:font-pitch="variable" fo:font-size="10pt" style:font-size-asian="10pt" style:font-size-complex="10pt"/>
    </style:style>
    <style:style style:name="P3" style:family="paragraph">
      <loext:graphic-properties draw:fill="none" draw:fill-color="#729fcf" draw:gradient-step-count="0"/>
      <style:text-properties fo:font-family="Albany" style:font-family-generic="roman" style:font-pitch="variable" fo:font-size="10pt" style:font-size-asian="10pt" style:font-size-complex="10pt"/>
    </style:style>
    <style:style style:name="P4" style:family="paragraph">
      <loext:graphic-properties draw:fill="none" draw:fill-color="#ffffff" draw:fill-image-width="0cm" draw:fill-image-height="0cm" style:repeat="repeat" draw:fill-image-ref-point-x="0%" draw:fill-image-ref-point-y="0%" draw:fill-image-ref-point="center" draw:tile-repeat-offset="0% vertical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5.888cm" svg:height="9.005cm" xlink:href=".." xlink:type="simple" chart:class="chart:circle" chart:style-name="ch1">
        <chart:plot-area chart:style-name="ch2" table:cell-range-address="Sheet2.A1:Sheet2.B3" chart:data-source-has-labels="column" svg:x="4.47cm" svg:y="1.243cm" svg:width="7.452cm" svg:height="7.453cm">
          <chart:coordinate-region svg:x="4.47cm" svg:y="1.244cm" svg:width="7.452cm" svg:height="7.452cm"/>
          <chart:axis chart:dimension="x" chart:name="primary-x" chart:style-name="ch3" chartooo:axis-type="auto">
            <chartooo:date-scale/>
            <chart:categories table:cell-range-address="Sheet2.A1:Sheet2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3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draw:frame draw:style-name="gr1" draw:text-style-name="P1" svg:width="0.924cm" svg:height="0.999cm" svg:x="9.659cm" svg:y="4.053cm">
          <draw:image xlink:href="Pictures/20000012000003740000018FEF79AA25.svm" xlink:type="simple" xlink:show="embed" xlink:actuate="onLoad" draw:mime-type="image/x-svm">
            <text:p/>
          </draw:image>
          <draw:image xlink:href="Pictures/1000000100000022000000108902AFE0.png" xlink:type="simple" xlink:show="embed" xlink:actuate="onLoad" draw:mime-type="image/png"/>
        </draw:frame>
        <draw:frame draw:style-name="gr1" draw:text-style-name="P1" svg:width="0.924cm" svg:height="0.999cm" svg:x="6.523cm" svg:y="2.422cm">
          <draw:image xlink:href="Pictures/20000012000003740000018F15B55267.svm" xlink:type="simple" xlink:show="embed" xlink:actuate="onLoad" draw:mime-type="image/x-svm">
            <text:p/>
          </draw:image>
          <draw:image xlink:href="Pictures/100000010000002200000010702A372D.png" xlink:type="simple" xlink:show="embed" xlink:actuate="onLoad" draw:mime-type="image/png"/>
        </draw:frame>
        <draw:frame draw:style-name="gr1" draw:text-style-name="P1" svg:width="0.924cm" svg:height="0.999cm" svg:x="7.057cm" svg:y="6.309cm">
          <draw:image xlink:href="Pictures/20000012000003740000018F58C5E211.svm" xlink:type="simple" xlink:show="embed" xlink:actuate="onLoad" draw:mime-type="image/x-svm">
            <text:p/>
          </draw:image>
          <draw:image xlink:href="Pictures/1000000100000022000000104C59F25D.png" xlink:type="simple" xlink:show="embed" xlink:actuate="onLoad" draw:mime-type="image/png"/>
        </draw:frame>
        <draw:frame draw:style-name="gr2" draw:text-style-name="P2" svg:width="2.528cm" svg:height="1.086cm" svg:x="6.031cm" svg:y="5.496cm">
          <draw:text-box>
            <text:p><text:span text:style-name="T1">UTILITIES</text:span></text:p>
          </draw:text-box>
        </draw:frame>
        <draw:frame draw:name="Entertainment" draw:style-name="gr3" draw:text-style-name="P3" svg:width="2.982cm" svg:height="0.477cm" svg:x="8.44cm" svg:y="3.421cm">
          <draw:text-box>
            <text:p><text:span text:style-name="T1">ENTERTAINMENT</text:span></text:p>
          </draw:text-box>
        </draw:frame>
        <draw:frame draw:style-name="gr4" draw:text-style-name="P4" svg:width="1.907cm" svg:height="0.477cm" svg:x="6.048cm" svg:y="2.013cm">
          <draw:text-box>
            <text:p><text:span text:style-name="T1">GROCERIES</text:span></text:p>
          </draw:text-box>
        </draw:frame>
        <draw:frame draw:name="Legend" draw:style-name="gr1" draw:text-style-name="P1" svg:width="2.693cm" svg:height="1.424cm" svg:x="0cm" svg:y="0cm">
          <draw:image xlink:href="Pictures/2000006100000A810000063D715849D0.svm" xlink:type="simple" xlink:show="embed" xlink:actuate="onLoad" draw:mime-type="image/x-svm">
            <text:p/>
          </draw:image>
          <draw:image xlink:href="Pictures/10000001000000670000003D6935AFF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roceries</text:p>
                <draw:g>
                  <svg:desc>Sheet2.A1:Sheet2.A3</svg:desc>
                </draw:g>
              </table:table-cell>
              <table:table-cell office:value-type="float" office:value="18.1818181818182">
                <text:p>18.1818181818182</text:p>
                <draw:g>
                  <svg:desc>Sheet2.B1:Sheet2.B3</svg:desc>
                </draw:g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48.4848484848485">
                <text:p>48.4848484848485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33.3333333333333">
                <text:p>33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fill-image draw:name="Lawn" xlink:href="Pictures/1000000000000200000001E5349F75C8.jpg" xlink:type="simple" xlink:show="embed" xlink:actuate="onLoad"/>
    <draw:fill-image draw:name="Space" xlink:href="Pictures/10000001000002000000020033F46F3D.png" xlink:type="simple" xlink:show="embed" xlink:actuate="onLoad"/>
    <draw:opacity draw:name="ChartTransparencyGradient_20_1" draw:display-name="ChartTransparencyGradient 1" draw:style="axial" draw:start="100%" draw:end="100%" draw:angle="0deg" draw:border="0%">
      <loext:opacity-stop svg:offset="1" svg:stop-opacity="1"/>
    </draw:opacity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2a6099" draw:opacity-name="ChartTransparency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/>
      <style:graphic-properties draw:stroke="none" draw:fill-color="#ff0000" dr3d:edge-rounding="5%"/>
      <style:text-properties fo:color="#ffffff" fo:font-family="'Liberation Mono'" style:font-style-name="Bold" style:font-family-generic="modern" style:font-pitch="fixed" fo:font-size="12pt" fo:text-shadow="1pt 1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data-label-series="false"/>
    </style:style>
    <style:style style:name="ch9" style:family="chart">
      <style:chart-properties chart:solid-type="cuboid" chart:data-label-number="value" chart:data-label-text="false" chart:data-label-symbol="false" chart:data-label-series="false"/>
      <style:graphic-properties draw:fill-color="#00a933"/>
    </style:style>
    <style:style style:name="ch10" style:family="chart">
      <style:chart-properties chart:solid-type="cuboid" chart:data-label-number="value" chart:data-label-text="false" chart:data-label-symbol="false" chart:data-label-series="false"/>
      <style:graphic-properties draw:fill-color="#ffff00"/>
    </style:style>
    <style:style style:name="ch11" style:family="chart">
      <style:graphic-properties draw:stroke="solid" svg:stroke-color="#b3b3b3" draw:fill="solid" draw:fill-color="#481d32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7.76cm" svg:height="12.139cm" xlink:href=".." xlink:type="simple" chart:class="chart:bar" chart:style-name="ch1">
        <chart:title svg:x="7.472cm" svg:y="0.378cm" chart:style-name="ch2">
          <text:p><text:span text:style-name="T1">Budget Chart</text:span></text:p>
        </chart:title>
        <chart:plot-area chart:style-name="ch3" table:cell-range-address="Sheet2.A1:Sheet2.B3" chart:data-source-has-labels="column" svg:x="1.571cm" svg:y="1.681cm" svg:width="12.667cm" svg:height="9.722cm">
          <chart:coordinate-region svg:x="2.683cm" svg:y="1.88cm" svg:width="11.555cm" svg:height="8.876cm"/>
          <chart:axis chart:dimension="x" chart:name="primary-x" chart:style-name="ch4" chartooo:axis-type="auto">
            <chartooo:date-scale/>
            <chart:categories table:cell-range-address="Sheet2.A1:Sheet2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3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roceries</text:p>
                <draw:g>
                  <svg:desc>Sheet2.A1:Sheet2.A3</svg:desc>
                </draw:g>
              </table:table-cell>
              <table:table-cell office:value-type="float" office:value="18.1818181818182">
                <text:p>18.1818181818182</text:p>
                <draw:g>
                  <svg:desc>Sheet2.B1:Sheet2.B3</svg:desc>
                </draw:g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48.4848484848485">
                <text:p>48.4848484848485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33.3333333333333">
                <text:p>33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100000001004C484BDA.jpg" xlink:type="simple" xlink:show="embed" xlink:actuate="onLoad"/>
    <draw:opacity draw:name="ChartTransparencyGradient_20_1" draw:display-name="ChartTransparencyGradient 1" draw:style="axial" draw:start="100%" draw:end="100%" draw:angle="0deg" draw:border="0%">
      <loext:opacity-stop svg:offset="1" svg:stop-opacity="1"/>
    </draw:opacity>
  </office:styles>
</office:document-styles>
</file>